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99pt"/>
    </style:style>
    <style:style style:name="co2" style:family="table-column">
      <style:table-column-properties fo:break-before="auto" style:column-width="288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boo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 features</text:p>
          </table:table-cell>
          <table:table-cell table:style-name="ce2"/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yp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efvar</text:p>
          </table:table-cell>
          <table:table-cell table:style-name="ce3" office:value-type="string" calcext:value-type="string">
            <text:p>Cell coefficient of variation for DY (stdev of edge DY /mean of edge DY), scaled to min max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oefvar_r</text:p>
          </table:table-cell>
          <table:table-cell table:style-name="ce3" office:value-type="string" calcext:value-type="string">
            <text:p>Cell coefficient of variation for DY (stdev of edge DY /mean of edge DY), unscaled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ell_avedy</text:p>
          </table:table-cell>
          <table:table-cell table:style-name="ce3" office:value-type="string" calcext:value-type="string">
            <text:p>Cell mean normalized DY, calculated by taking mean of all points in cell, scaled to min max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ell_avedyr</text:p>
          </table:table-cell>
          <table:table-cell table:style-name="ce3" office:value-type="string" calcext:value-type="string">
            <text:p>Cell mean normalized DY, calculated by taking mean of all points in cell, unscaled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ell_stddy</text:p>
          </table:table-cell>
          <table:table-cell table:style-name="ce3" office:value-type="string" calcext:value-type="string">
            <text:p>Cell standard deviation of normalized DY, calculated by taking st. dev of all points in cell, scaled to min max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ell_stddyr</text:p>
          </table:table-cell>
          <table:table-cell table:style-name="ce3" office:value-type="string" calcext:value-type="string">
            <text:p>Cell standard deviation of normalized DY, calculated by taking st. dev of all points in cell, unscaled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bpts_dy</text:p>
          </table:table-cell>
          <table:table-cell table:style-name="ce3" office:value-type="string" calcext:value-type="string">
            <text:p>Cell <text:s/>branchpoints normalized DY within region defined by a radius = 0.3 micron, scaled by minmax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bpts_dyraw</text:p>
          </table:table-cell>
          <table:table-cell table:style-name="ce3" office:value-type="string" calcext:value-type="string">
            <text:p>Cell <text:s/>branchpoints normalized DY within region defined by a radius = 0.3 micron, unscal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edge_avedy</text:p>
          </table:table-cell>
          <table:table-cell table:style-name="ce3" office:value-type="string" calcext:value-type="string">
            <text:p>List of edge's mean normalized DY , scaled to min max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edge_avedyr</text:p>
          </table:table-cell>
          <table:table-cell table:style-name="ce3" office:value-type="string" calcext:value-type="string">
            <text:p>List of edge's mean normalized DY , unscal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edge_stddy</text:p>
          </table:table-cell>
          <table:table-cell table:style-name="ce3" office:value-type="string" calcext:value-type="string">
            <text:p>List of edge's standard deviation for DY , scaled to min max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edge_stddyr</text:p>
          </table:table-cell>
          <table:table-cell table:style-name="ce3" office:value-type="string" calcext:value-type="string">
            <text:p>List of edge's standard deviation for DY , unscal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func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gs_1</text:p>
          </table:table-cell>
          <table:table-cell table:style-name="ce3" office:value-type="string" calcext:value-type="string">
            <text:p>List of edges lag values (lag distance =1)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Heterogene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avgdeg</text:p>
          </table:table-cell>
          <table:table-cell table:style-name="ce3" office:value-type="string" calcext:value-type="string">
            <text:p>Average degree of cell defined by 2 * num edges/ numnodes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topolog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edgenum</text:p>
          </table:table-cell>
          <table:table-cell table:style-name="ce3" office:value-type="string" calcext:value-type="string">
            <text:p>Number of edges in cell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topolog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totlen</text:p>
          </table:table-cell>
          <table:table-cell table:style-name="ce3" office:value-type="string" calcext:value-type="string">
            <text:p>Total mitochondrial length in microns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Cell topolog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edgelen</text:p>
          </table:table-cell>
          <table:table-cell table:style-name="ce3" office:value-type="string" calcext:value-type="string">
            <text:p>list of edge lengths in microns per cell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Cell topolog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harpl_norm_len</text:p>
          </table:table-cell>
          <table:table-cell table:style-name="ce3" office:value-type="string" calcext:value-type="string">
            <text:p>Average shortest path length of mito network in cell unweighted, normalized by total network length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harpl_norm_numedge</text:p>
          </table:table-cell>
          <table:table-cell table:style-name="ce3" office:value-type="string" calcext:value-type="string">
            <text:p>Average shortest path length of mito network in cell unweighted, normalized by total number of edges length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phi</text:p>
          </table:table-cell>
          <table:table-cell table:style-name="ce3" office:value-type="string" calcext:value-type="string">
            <text:p>Fraction of nodes in <text:s/>largest connected component in mito network of cell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pk3</text:p>
          </table:table-cell>
          <table:table-cell table:style-name="ce3" office:value-type="string" calcext:value-type="string">
            <text:p>Fraction of nodes with degree =3 for mito network in cell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btwcntr_uw</text:p>
          </table:table-cell>
          <table:table-cell table:style-name="ce3" office:value-type="string" calcext:value-type="string">
            <text:p>List of betweeness centrality values for branchpoints in cell, unweight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btwcntr_w</text:p>
          </table:table-cell>
          <table:table-cell table:style-name="ce3" office:value-type="string" calcext:value-type="string">
            <text:p>List of betweeness centrality values for branchpoints in cell, weighted by edge length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harpl_uw</text:p>
          </table:table-cell>
          <table:table-cell table:style-name="ce3" office:value-type="string" calcext:value-type="string">
            <text:p>Average shortest path length of mito network in cell, unweight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harpl_w</text:p>
          </table:table-cell>
          <table:table-cell table:style-name="ce3" office:value-type="string" calcext:value-type="string">
            <text:p>Average shortest path length of mito network in cell, weighted by edge length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lscntr_uw</text:p>
          </table:table-cell>
          <table:table-cell table:style-name="ce3" office:value-type="string" calcext:value-type="string">
            <text:p>List of closeness centrality values for branchpoints in cell, unweight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lscntr_w</text:p>
          </table:table-cell>
          <table:table-cell table:style-name="ce3" office:value-type="string" calcext:value-type="string">
            <text:p>List of closeness centrality values for branchpoints in cell, weighted by edge length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lstcf_uw</text:p>
          </table:table-cell>
          <table:table-cell table:style-name="ce3" office:value-type="string" calcext:value-type="string">
            <text:p>List of local clustering values for branchpoints in cell, unweight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clstcf_w</text:p>
          </table:table-cell>
          <table:table-cell table:style-name="ce3" office:value-type="string" calcext:value-type="string">
            <text:p>List of closeness centrality values for branchpoints in cell, weighted by edge length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knn_uw</text:p>
          </table:table-cell>
          <table:table-cell table:style-name="ce3" office:value-type="string" calcext:value-type="string">
            <text:p>List of average neighbor degrees for branchpoints in cell, unweighted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to_knn_w</text:p>
          </table:table-cell>
          <table:table-cell table:style-name="ce3" office:value-type="string" calcext:value-type="string">
            <text:p>List of average neighbor degrees for branchpoints in cell, weighted by edge lengths</text:p>
          </table:table-cell>
          <table:table-cell table:style-name="ce2" office:value-type="string" calcext:value-type="string">
            <text:p>Node/Edge</text:p>
          </table:table-cell>
          <table:table-cell table:style-name="ce2" office:value-type="string" calcext:value-type="string">
            <text:p>Graph connectiv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3" office:value-type="string" calcext:value-type="string">
            <text:p>Carbon source type of cell</text:p>
          </table:table-cell>
          <table:table-cell table:style-name="ce2" office:value-type="string" calcext:value-type="string">
            <text:p>_Population</text:p>
          </table:table-cell>
          <table:table-cell table:style-name="ce2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to_widcoef</text:p>
          </table:table-cell>
          <table:table-cell table:style-name="ce3" office:value-type="string" calcext:value-type="string">
            <text:p>Pearson correlation scores for skeleton intensites with width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NA</text:p>
          </table:table-cell>
          <table:table-cell table:number-columns-repeated="3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o.A1:boo.D34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16:54:14.7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6T17:12:31.389000000</dc:date>
    <meta:editing-duration>PT54M13S</meta:editing-duration>
    <meta:editing-cycles>8</meta:editing-cycles>
    <meta:generator>LibreOffice/4.4.0.3$Windows_x86 LibreOffice_project/de093506bcdc5fafd9023ee680b8c60e3e0645d7</meta:generator>
    <meta:document-statistic meta:table-count="1" meta:cell-count="135" meta:object-count="0"/>
  </office:meta>
</office:document-meta>
</file>